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VARRO PAREDES, CESAR IV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VARRO PAREDES, CESAR IV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546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AVARRO PAREDES, MARVIN ERICK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2498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11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